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834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esults-HSD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r-base</text:p>
          </table:table-cell>
          <table:table-cell office:value-type="string" calcext:value-type="string">
            <text:p>ms-deberta</text:p>
          </table:table-cell>
          <table:table-cell office:value-type="string" calcext:value-type="string">
            <text:p>distilb</text:p>
          </table:table-cell>
          <table:table-cell office:value-type="string" calcext:value-type="string">
            <text:p>r-larg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00 HCOPL 691201 <text:s/>HSDC Vsheet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5.6" calcext:value-type="float">
            <text:p>15.6</text:p>
          </table:table-cell>
          <table:table-cell office:value-type="float" office:value="0.6" calcext:value-type="float">
            <text:p>0.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01-01 -- 690507 <text:s/>Introduction.pdf</text:p>
          </table:table-cell>
          <table:table-cell office:value-type="float" office:value="98.9" calcext:value-type="float">
            <text:p>98.9</text:p>
          </table:table-cell>
          <table:table-cell office:value-type="float" office:value="0.2" calcext:value-type="float">
            <text:p>0.2</text:p>
          </table:table-cell>
          <table:table-cell office:value-type="float" office:value="81.8" calcext:value-type="float">
            <text:p>81.8</text:p>
          </table:table-cell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01-02 HCOPL 690507 II <text:s/>Students Guide to Acceptable Behaviour (edited for StDn Crse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88.5" calcext:value-type="float">
            <text:p>88.5</text:p>
          </table:table-cell>
          <table:table-cell office:value-type="float" office:value="1.3" calcext:value-type="float">
            <text:p>1.3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01-03 HCOB 690520 <text:s/>Dianetics (course data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01-04 HCOB 690526 <text:s/>Dianetics Study and Drill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1-05 HCOB 690507 VII <text:s/>Dianetic Course Study Drill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99.7" calcext:value-type="float">
            <text:p>99.7</text:p>
          </table:table-cell>
          <table:table-cell office:value-type="float" office:value="0.6" calcext:value-type="float">
            <text:p>0.6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01-06 HCOPL 690508 IV <text:s/>Out Tech (HCOPL 671122 rev for StDn Crse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1-07 HCOPL 690508 II <text:s/>Fast Flow by Attestation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1-08 HCOB 690508 <text:s/>Repetitive Study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01-10 HCOB 650310 <text:s/>Words, Misunderstood Goofs.pdf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99.7" calcext:value-type="float">
            <text:p>99.7</text:p>
          </table:table-cell>
          <table:table-cell office:value-type="float" office:value="0.6" calcext:value-type="float">
            <text:p>0.6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string" calcext:value-type="string">
            <text:p>01-11 HCOB 671011 <text:s/>Clay Table Training.pdf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01-12 HCOPL 690514 II <text:s/>How to Do a Starrate Checkout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01-13 HCOPL 690727 <text:s/>What Is a Checksheet (1974 green vol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1-14 HCOPL 690803 <text:s/>Starrate Checkouts on Standard Dianetics Course (1974 green vol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02-01 HCOB 690919 <text:s/>Study Slowness (1976 red vol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02-02 HCOB 690522 <text:s/>Dianetics Its Background.pdf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2-03 HCOB 690514 III <text:s/>Cultural Lag.pdf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34.9" calcext:value-type="float">
            <text:p>34.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02-04 HCOB 690424 <text:s/>Dianetic Use.pdf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2-05 HCOB 690422 <text:s/>Dianetics vs Scientology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2-06 HCOB 690424 II <text:s/>Dianetic Result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3-01 HCOB 690423 <text:s/>Dianetics Basic Definition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3-02 HCOB 670119 <text:s/>Manifestations of Engrams and Secondaries Further Defined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3-03 HCOB 690507 III <text:s/>Dianetics Extracts from Early Bulletins.pdf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73.7" calcext:value-type="float">
            <text:p>73.7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3-04 HCOB 690423 III <text:s/>Past Live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49.8" calcext:value-type="float">
            <text:p>49.8</text:p>
          </table:table-cell>
          <table:table-cell office:value-type="float" office:value="0.7" calcext:value-type="float">
            <text:p>0.7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04-01 HCOB 690406 <text:s/>Fundamental Auditing.pdf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86.1" calcext:value-type="float">
            <text:p>86.1</text:p>
          </table:table-cell>
          <table:table-cell office:value-type="float" office:value="0.8" calcext:value-type="float">
            <text:p>0.8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04-03 HCOPL 650527 <text:s/>Processing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4-04 HCOB 690430 <text:s/>Auditor Trust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60.8" calcext:value-type="float">
            <text:p>60.8</text:p>
          </table:table-cell>
          <table:table-cell office:value-type="float" office:value="0.8" calcext:value-type="float">
            <text:p>0.8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05-01 HCOB 690507 V <text:s/>Floating Needle (rev HCOB 21 Oct for Dn Crse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05-01 HCOB 690507 V <text:s/>Floating Needle (rev HCOB 21 Oct for Dn Crse).txt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-02 HCOB 690514 II <text:s/>FN and Erasure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-03 HCOB 690623 <text:s/>FN (HSDC 1973_Page_209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-04 HCOB 690517 <text:s/>TRs and Dirty Needle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-05 HCOB 690515 <text:s/>Dirty Needle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5-06 HCOB 690511 <text:s/>Meter Trim check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-07 HCOB 681014 <text:s/>You Must Never Never ....pdf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4.7" calcext:value-type="float">
            <text:p>14.7</text:p>
          </table:table-cell>
          <table:table-cell office:value-type="float" office:value="4.6" calcext:value-type="float">
            <text:p>4.6</text:p>
          </table:table-cell>
          <table:table-cell office:value-type="float" office:value="0.7" calcext:value-type="float">
            <text:p>0.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05-08 HCOB 690902 <text:s/>The E-Meter Defined (HSDC 1973_Page_241).pdf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06-01 HCOB 640729 Scientology IV, Good Indicators at Lower Level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6-02 HCOB 690426 <text:s/>Bad Indicator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06-03 HCOB 690712 <text:s/>Exteriorization (HSDC 1973_Page_215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7-01 HCOB 690405 (700526) <text:s/>New Preclears (HSDC 1973_Page_045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8-01+02 HCOPL 681014 +update <text:s/>The Auditor's Code AD 18 (HSDC 1973_Page_029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78.4" calcext:value-type="float">
            <text:p>78.4</text:p>
          </table:table-cell>
          <table:table-cell office:value-type="float" office:value="0.9" calcext:value-type="float">
            <text:p>0.9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08-03 HCOPL 690505 III <text:s/>Auditors Code and Dianetic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8-04 HCOB 690524 II <text:s/>Dianetic High Crime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99.7" calcext:value-type="float">
            <text:p>99.7</text:p>
          </table:table-cell>
          <table:table-cell office:value-type="float" office:value="0.5" calcext:value-type="float">
            <text:p>0.5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08-05 HCOB 690511 IIR (691012) <text:s/>Forcing a PC (HSDC 1973_Page_249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-01 HCOB 690422 II <text:s/>Somatics and OT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09-02a HCOB 690514 <text:s/>Sickness.pdf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99.3" calcext:value-type="float">
            <text:p>99.3</text:p>
          </table:table-cell>
          <table:table-cell office:value-type="float" office:value="0.8" calcext:value-type="float">
            <text:p>0.8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09-02b HCOB 700829 <text:s/>Correction Typing Error (HSDC 1973_Page_147b).pdf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11.2" calcext:value-type="float">
            <text:p>11.2</text:p>
          </table:table-cell>
          <table:table-cell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09-03 HCOB 690312 <text:s/>Physically Ill Pcs and Pre OTs (with a note on drugs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9-04 HCOB 690719 <text:s/>Dianetics and Illness (#HSDC 1973_Page_223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9-05 HCOB 690724 <text:s/>Seriously Ill PCs (HSDC 1973_Page_233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09-07 HCOB 690727 <text:s/>Antibiotics (HSDC 1973_Page_237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6.3" calcext:value-type="float">
            <text:p>16.3</text:p>
          </table:table-cell>
          <table:table-cell office:value-type="float" office:value="0.7" calcext:value-type="float">
            <text:p>0.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09-08 HCOB 691017 <text:s/>Drugs, Aspirin and Tranquilizers (HSDC 1973_Page_251).pdf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10-01 HCOB 690519 <text:s/>Health Form, Use of , A Brief Description of Auditing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0-02 HCOB 690519 (att.) rev 690722 <text:s/>Pastoral Counseling Health Form (HSDC 1973_Page_157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0-04 HCOB 690426 <text:s/>Somatics.pdf</text:p>
          </table:table-cell>
          <table:table-cell office:value-type="float" office:value="16.4" calcext:value-type="float">
            <text:p>16.4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98.8" calcext:value-type="float">
            <text:p>98.8</text:p>
          </table:table-cell>
          <table:table-cell office:value-type="float" office:value="0.6" calcext:value-type="float">
            <text:p>0.6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10-05 HCOB 690429 <text:s/>Assessment and Interest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0-06 HCOB 690521 <text:s/>Assessment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0-07 HCOB 690519 <text:s/>Drug and Alcohol Cases PRIOR Assessing.pdf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0-08 HCOB 690722 II <text:s/>High TA Assessment (HSDC 1973_Page_227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0-09 HCOB 690722 II <text:s/>Unflat Chain (HSDC 1973_Page_229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0-10 HCOB 691003 <text:s/>Dianetic Remedies (HSDC 1973_Page_243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1-01 HCOB 690506 II <text:s/>Routine 3 R Revised Engram Running by Chains (HSDC 1973_Page_113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11-02 HCOB 690423 II <text:s/>Dianetics, Erasure, How to Obtain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1-03 HCOB 690527 <text:s/>Earlier Similar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11-04 HCOB 690528 <text:s/>How Not to Erase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1-05 HCOB 690518 <text:s/>Erasure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1-06 HCOB 690501 <text:s/>Grinding out Engram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1-07 HCOB 691202 <text:s/>Rising TA (HSDC 1973_Page_255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1-08 HCOB 690428 <text:s/>High TA in Dianetic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1-09 HCOB 690727 <text:s/>High TA and Erasing (HSDC 1973_Page_235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1-10 HCOB 690523 <text:s/>Auditing out Sessions, Narrative Versus Somatic Chain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1-11 HCOB 691005 <text:s/>Triple Flows (1976 red vol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1-12 HCOB 700506 <text:s/>Dianetic Triples (1976 red vol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1-13 HCOB 700103 <text:s/>Triple Errors in Dianetic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1-14 HCOB 691012 <text:s/>Dianetic Triples Plural Item (HSDC 1973_Page_247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12-01 HCOB 690504 <text:s/>Dianetics Major Auditing Fault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2-02 HCOB 690507 IV <text:s/>The Five GAEs (HCOB 6540921 edited for Dn Crse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98.8" calcext:value-type="float">
            <text:p>98.8</text:p>
          </table:table-cell>
          <table:table-cell office:value-type="float" office:value="0.7" calcext:value-type="float">
            <text:p>0.7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string" calcext:value-type="string">
            <text:p>12-03 HCOB 690427 II <text:s/>Dianetic Failure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  <table:table-cell office:value-type="float" office:value="99.6" calcext:value-type="float">
            <text:p>99.6</text:p>
          </table:table-cell>
          <table:table-cell office:value-type="float" office:value="0.6" calcext:value-type="float">
            <text:p>0.6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12-04 HCOB 690417 <text:s/>Dianetic Case Failure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2-05 HCOB 680928 <text:s/>Dianetics.pdf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99.3" calcext:value-type="float">
            <text:p>99.3</text:p>
          </table:table-cell>
          <table:table-cell office:value-type="float" office:value="0.6" calcext:value-type="float">
            <text:p>0.6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12-06 HCOB 690716 <text:s/>Urgent - Important (DN commands) (HSDC 1973_Page_219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2-07 HCOB 690717 II <text:s/>Flagrant Auditing Errors (HSDC 1973_Page_221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2-09 HCOB 690722 <text:s/>Auditing Speed (HSDC 1973_Page_225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2-10 HCOB 690710 <text:s/>Stenographic Auditing (HSDC 1973_Page_211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99.7" calcext:value-type="float">
            <text:p>99.7</text:p>
          </table:table-cell>
          <table:table-cell office:value-type="float" office:value="1.2" calcext:value-type="float">
            <text:p>1.2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13-01 HCOB 690402R (690514) <text:s/>Dianetic Assist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3-02 HCOB 690505 I <text:s/>Touch Assists.pdf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3.1" calcext:value-type="float">
            <text:p>3.1</text:p>
          </table:table-cell>
          <table:table-cell office:value-type="float" office:value="3.7" calcext:value-type="float">
            <text:p>3.7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14-01a HCOB 690507 VI <text:s/>Summary of how to write an Auditor's Report etc..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4-01b Sample Auditor's Report Form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4-01c HCOB 690507 VI <text:s/>attachments (HSDC 1973_Page_135).pdf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-02 HCOB 700620 <text:s/>Summary Report (HSDC 1973_Page_207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14-03a HCOB 690424 <text:s/>Preclear Assessment Sheet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4-03b HCOB 700925 <text:s/>Addition to HCO B 24 April 1969 Preclear Assessment Sheet (HSDC 1973_Page_089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.6" calcext:value-type="float">
            <text:p>19.6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4-04 HCOB 721105 III <text:s/>The Folder Summary (+att) (HSDC 1973_Page_447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5-01 HCOB 690417 <text:s/>Dianetic Case Supervision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5-02 HCOB 690509 <text:s/>Case Supervision Dianetics Folder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5-03 HCOB 690628 <text:s/>CS, How to Case Supervise Dianetics Folders (1976 red vol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5-04 HCOB 690524 <text:s/>The Difficult Case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5-05 HCOB 690712 III <text:s/>The PC Who Has Something That Hasn't Been Handled (HSDC 1973_Page_217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15-06 HCOB 690513 <text:s/>Peculiaritie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8.1" calcext:value-type="float">
            <text:p>8.1</text:p>
          </table:table-cell>
          <table:table-cell office:value-type="float" office:value="0.5" calcext:value-type="float">
            <text:p>0.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15-07 HCOB 690506 <text:s/>Dianetics and Review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5-08 HCOB 690509 II <text:s/>Case Supervisor Form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5-09 HCOB 690712 IV <text:s/>Starting Dianetics on PCs Who Have Had Scientology Auditing (HSDC 1973_Page_213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15-10-DIANETICS TODAY PERSONALLY C-SED SESSENS.pdf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15-11 HCOB 690729 <text:s/>The ''Art'' of Case Supervision (HSDC 1973_Page_239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5-12 HCOB 690809 <text:s/>Case Folder Analysis, Dianetics (1976 red vol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5-14 HCOB 691115 I <text:s/>Case Supervision Auditing and Results (1976 red vol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5-15 HCOB 691115 II <text:s/>Case Supervision, How It Goes Non-Standard (1976 red vol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6-01 HCOB 690723 <text:s/>Auditor Assignment Policies (HSDC 1973_Page_231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7-01 HCOPL 681013 <text:s/>Examiner.pdf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.6" calcext:value-type="float">
            <text:p>3.6</text:p>
          </table:table-cell>
          <table:table-cell office:value-type="float" office:value="69.3" calcext:value-type="float">
            <text:p>69.3</text:p>
          </table:table-cell>
          <table:table-cell office:value-type="float" office:value="0.7" calcext:value-type="float">
            <text:p>0.7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17-02 HCOPL 681211 <text:s/>Examiner (add to HCOPL 681013) (1974 green vol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8.5" calcext:value-type="float">
            <text:p>8.5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-03 HCOPL 710308 <text:s/>Examiner's Form (HSDC 1973_Page_325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8-01 HCOPL 690612 <text:s/>Dianetic Registration (1974 green vol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8-02 HCOPL 690406 <text:s/>Dianetics.pdf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13.8" calcext:value-type="float">
            <text:p>13.8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8-03 HCOPL 690603 II <text:s/>Legal Statement Concerning Dianetics and Medial Practice Laws (HSDC 1973_Page_203).pdf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99.7" calcext:value-type="float">
            <text:p>99.7</text:p>
          </table:table-cell>
          <table:table-cell office:value-type="float" office:value="4" calcext:value-type="float">
            <text:p>4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string" calcext:value-type="string">
            <text:p>18-04 HCOPL 690507 (rev HCOPL 641027) <text:s/>Policies on ''Sources of Trouble''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8-05 HCOPL 690523 <text:s/>Dianetic Contract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8-06 HCOPL 690711 <text:s/>Dianetic Auditing Completion Certificate (1974 green vol).pdf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.7" calcext:value-type="float">
            <text:p>37.7</text:p>
          </table:table-cell>
          <table:table-cell office:value-type="float" office:value="17.8" calcext:value-type="float">
            <text:p>17.8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18-07 HCOPL 690529 <text:s/>Dianetic Certificates.pdf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7.9" calcext:value-type="float">
            <text:p>7.9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18-08 HCOB 690520 <text:s/>Keeping Dianetics Working in an Area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8-09 HCOPL 690519 <text:s/>Hubbard Standard Dianetics Course Policy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8-10 HCOPL 690603 <text:s/>Dianetic Course Pricing (1974 green vol).pdf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40.7" calcext:value-type="float">
            <text:p>40.7</text:p>
          </table:table-cell>
          <table:table-cell office:value-type="float" office:value="97.6" calcext:value-type="float">
            <text:p>97.6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8-11 HCOB 690611 <text:s/>Materials, Scarcity of (1976 red vol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string" calcext:value-type="string">
            <text:p>18-12 HCOB 690528 II <text:s/>Dianetics and Results, Dianetic Counseling Group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8-13 HCOPL 690601 <text:s/>The Most Fundamental Errors (1974 green vol).pdf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.2" calcext:value-type="float">
            <text:p>3.2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18-14 HCOPL 690205 <text:s/>Press Policy, Code of a Scientologist.pdf</text:p>
          </table:table-cell>
          <table:table-cell office:value-type="float" office:value="93.1" calcext:value-type="float">
            <text:p>93.1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.1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18-15 HCOPL 691115 II <text:s/>Rights and Duties (1974 green vol)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9-02 HCOB 680524 <text:s/>Coaching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9-03 HCOPL 650826 <text:s/>Scientology Training Twin Checkouts.pdf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14.3" calcext:value-type="float">
            <text:p>14.3</text:p>
          </table:table-cell>
          <table:table-cell office:value-type="float" office:value="3.1" calcext:value-type="float">
            <text:p>3.1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19-04 HCOB 710816 II <text:s/>Training Drills Modernized (HSDC 1973_Page_463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9-05 HCOPL 650701 II <text:s/>Comm Cycle Additive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9-06a BTB 690717R (740219) <text:s/>Dianetic Command Training Drills 101 &amp; 102 (HSDC 1973_Page_493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9-06b BTB 700520 (740328) <text:s/>TR 103, 104 Rundown (HSDC 1973_Page_495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3-01 HCOPL 690505 II <text:s/>Dianetic Course Examinations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3-02 HCOB 690406 II <text:s/>Dianetics Course Auditing Requirements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3-03 HCOPL 690523 II <text:s/>Dianetics Course Student Auditing.pdf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3-04 HCOPL 651029 <text:s/>Student Auditing of Preclears.pdf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23-05 BTB 690704 II (740703) <text:s/>Dianetics - Student Auditors (HSDC 1973_Page_533).pdf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-06 HCOPL 710712 <text:s/>Parent or Guardian Assent Forms (HSDC 1973_Page_189).pdf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 table:number-rows-repeated="10484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results-HSDC'.A1:'results-HSDC'.G1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4T09:10:36.452470535</dc:date>
    <meta:editing-duration>PT9M46S</meta:editing-duration>
    <meta:editing-cycles>2</meta:editing-cycles>
    <meta:generator>LibreOffice/24.2.4.2$Linux_X86_64 LibreOffice_project/420$Build-2</meta:generator>
    <meta:document-statistic meta:table-count="1" meta:cell-count="973" meta:object-count="0"/>
  </office:meta>
</office:document-meta>
</file>